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omVelData" table:style-name="ta1">
        <table:shapes>
          <draw:frame draw:z-index="0" draw:style-name="gr1" draw:text-style-name="P1" svg:width="159.87mm" svg:height="90.05mm" svg:x="61.64mm" svg:y="10.09mm">
            <draw:object draw:notify-on-update-of-ranges="odomVelData.A1:odomVelData.A161 odomVelData.B1:odomVelData.B1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4333.5" calcext:value-type="float">
            <text:p>64333.5</text:p>
          </table:table-cell>
          <table:table-cell office:value-type="float" office:value="0.0016933" calcext:value-type="float">
            <text:p>0.0016933</text:p>
          </table:table-cell>
        </table:table-row>
        <table:table-row table:style-name="ro1">
          <table:table-cell office:value-type="float" office:value="64333.6" calcext:value-type="float">
            <text:p>64333.6</text:p>
          </table:table-cell>
          <table:table-cell office:value-type="float" office:value="-0.00143786" calcext:value-type="float">
            <text:p>-0.00143786</text:p>
          </table:table-cell>
        </table:table-row>
        <table:table-row table:style-name="ro1">
          <table:table-cell office:value-type="float" office:value="64333.7" calcext:value-type="float">
            <text:p>64333.7</text:p>
          </table:table-cell>
          <table:table-cell office:value-type="float" office:value="0.412369" calcext:value-type="float">
            <text:p>0.412369</text:p>
          </table:table-cell>
        </table:table-row>
        <table:table-row table:style-name="ro1">
          <table:table-cell office:value-type="float" office:value="64333.8" calcext:value-type="float">
            <text:p>64333.8</text:p>
          </table:table-cell>
          <table:table-cell office:value-type="float" office:value="0.411862" calcext:value-type="float">
            <text:p>0.411862</text:p>
          </table:table-cell>
        </table:table-row>
        <table:table-row table:style-name="ro1">
          <table:table-cell office:value-type="float" office:value="64333.9" calcext:value-type="float">
            <text:p>64333.9</text:p>
          </table:table-cell>
          <table:table-cell office:value-type="float" office:value="0.40399" calcext:value-type="float">
            <text:p>0.40399</text:p>
          </table:table-cell>
        </table:table-row>
        <table:table-row table:style-name="ro1">
          <table:table-cell office:value-type="float" office:value="64334" calcext:value-type="float">
            <text:p>64334</text:p>
          </table:table-cell>
          <table:table-cell office:value-type="float" office:value="0.418032" calcext:value-type="float">
            <text:p>0.418032</text:p>
          </table:table-cell>
        </table:table-row>
        <table:table-row table:style-name="ro1">
          <table:table-cell office:value-type="float" office:value="64334.1" calcext:value-type="float">
            <text:p>64334.1</text:p>
          </table:table-cell>
          <table:table-cell office:value-type="float" office:value="0.405665" calcext:value-type="float">
            <text:p>0.405665</text:p>
          </table:table-cell>
        </table:table-row>
        <table:table-row table:style-name="ro1">
          <table:table-cell office:value-type="float" office:value="64334.2" calcext:value-type="float">
            <text:p>64334.2</text:p>
          </table:table-cell>
          <table:table-cell office:value-type="float" office:value="0.412536" calcext:value-type="float">
            <text:p>0.412536</text:p>
          </table:table-cell>
        </table:table-row>
        <table:table-row table:style-name="ro1">
          <table:table-cell office:value-type="float" office:value="64334.3" calcext:value-type="float">
            <text:p>64334.3</text:p>
          </table:table-cell>
          <table:table-cell office:value-type="float" office:value="0.409557" calcext:value-type="float">
            <text:p>0.409557</text:p>
          </table:table-cell>
        </table:table-row>
        <table:table-row table:style-name="ro1">
          <table:table-cell office:value-type="float" office:value="64334.4" calcext:value-type="float">
            <text:p>64334.4</text:p>
          </table:table-cell>
          <table:table-cell office:value-type="float" office:value="0.409552" calcext:value-type="float">
            <text:p>0.409552</text:p>
          </table:table-cell>
        </table:table-row>
        <table:table-row table:style-name="ro1">
          <table:table-cell office:value-type="float" office:value="64334.5" calcext:value-type="float">
            <text:p>64334.5</text:p>
          </table:table-cell>
          <table:table-cell office:value-type="float" office:value="0.409774" calcext:value-type="float">
            <text:p>0.409774</text:p>
          </table:table-cell>
        </table:table-row>
        <table:table-row table:style-name="ro1">
          <table:table-cell office:value-type="float" office:value="64334.6" calcext:value-type="float">
            <text:p>64334.6</text:p>
          </table:table-cell>
          <table:table-cell office:value-type="float" office:value="0.410132" calcext:value-type="float">
            <text:p>0.410132</text:p>
          </table:table-cell>
        </table:table-row>
        <table:table-row table:style-name="ro1">
          <table:table-cell office:value-type="float" office:value="64334.7" calcext:value-type="float">
            <text:p>64334.7</text:p>
          </table:table-cell>
          <table:table-cell office:value-type="float" office:value="0.408188" calcext:value-type="float">
            <text:p>0.408188</text:p>
          </table:table-cell>
        </table:table-row>
        <table:table-row table:style-name="ro1">
          <table:table-cell office:value-type="float" office:value="64334.8" calcext:value-type="float">
            <text:p>64334.8</text:p>
          </table:table-cell>
          <table:table-cell office:value-type="float" office:value="0.413302" calcext:value-type="float">
            <text:p>0.413302</text:p>
          </table:table-cell>
        </table:table-row>
        <table:table-row table:style-name="ro1">
          <table:table-cell office:value-type="float" office:value="64334.9" calcext:value-type="float">
            <text:p>64334.9</text:p>
          </table:table-cell>
          <table:table-cell office:value-type="float" office:value="0.404764" calcext:value-type="float">
            <text:p>0.404764</text:p>
          </table:table-cell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float" office:value="0.412535" calcext:value-type="float">
            <text:p>0.412535</text:p>
          </table:table-cell>
        </table:table-row>
        <table:table-row table:style-name="ro1">
          <table:table-cell office:value-type="float" office:value="64335.1" calcext:value-type="float">
            <text:p>64335.1</text:p>
          </table:table-cell>
          <table:table-cell office:value-type="float" office:value="0.411218" calcext:value-type="float">
            <text:p>0.411218</text:p>
          </table:table-cell>
        </table:table-row>
        <table:table-row table:style-name="ro1">
          <table:table-cell office:value-type="float" office:value="64335.2" calcext:value-type="float">
            <text:p>64335.2</text:p>
          </table:table-cell>
          <table:table-cell office:value-type="float" office:value="0.405366" calcext:value-type="float">
            <text:p>0.405366</text:p>
          </table:table-cell>
        </table:table-row>
        <table:table-row table:style-name="ro1">
          <table:table-cell office:value-type="float" office:value="64335.3" calcext:value-type="float">
            <text:p>64335.3</text:p>
          </table:table-cell>
          <table:table-cell office:value-type="float" office:value="0.409582" calcext:value-type="float">
            <text:p>0.409582</text:p>
          </table:table-cell>
        </table:table-row>
        <table:table-row table:style-name="ro1">
          <table:table-cell office:value-type="float" office:value="64335.4" calcext:value-type="float">
            <text:p>64335.4</text:p>
          </table:table-cell>
          <table:table-cell office:value-type="float" office:value="0.411458" calcext:value-type="float">
            <text:p>0.411458</text:p>
          </table:table-cell>
        </table:table-row>
        <table:table-row table:style-name="ro1">
          <table:table-cell office:value-type="float" office:value="64335.5" calcext:value-type="float">
            <text:p>64335.5</text:p>
          </table:table-cell>
          <table:table-cell office:value-type="float" office:value="0.410912" calcext:value-type="float">
            <text:p>0.410912</text:p>
          </table:table-cell>
        </table:table-row>
        <table:table-row table:style-name="ro1">
          <table:table-cell office:value-type="float" office:value="64335.6" calcext:value-type="float">
            <text:p>64335.6</text:p>
          </table:table-cell>
          <table:table-cell office:value-type="float" office:value="0.408849" calcext:value-type="float">
            <text:p>0.408849</text:p>
          </table:table-cell>
        </table:table-row>
        <table:table-row table:style-name="ro1">
          <table:table-cell office:value-type="float" office:value="64335.7" calcext:value-type="float">
            <text:p>64335.7</text:p>
          </table:table-cell>
          <table:table-cell office:value-type="float" office:value="0.411752" calcext:value-type="float">
            <text:p>0.411752</text:p>
          </table:table-cell>
        </table:table-row>
        <table:table-row table:style-name="ro1">
          <table:table-cell office:value-type="float" office:value="64335.8" calcext:value-type="float">
            <text:p>64335.8</text:p>
          </table:table-cell>
          <table:table-cell office:value-type="float" office:value="0.411251" calcext:value-type="float">
            <text:p>0.411251</text:p>
          </table:table-cell>
        </table:table-row>
        <table:table-row table:style-name="ro1">
          <table:table-cell office:value-type="float" office:value="64335.9" calcext:value-type="float">
            <text:p>64335.9</text:p>
          </table:table-cell>
          <table:table-cell office:value-type="float" office:value="0.409552" calcext:value-type="float">
            <text:p>0.409552</text:p>
          </table:table-cell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float" office:value="0.410394" calcext:value-type="float">
            <text:p>0.410394</text:p>
          </table:table-cell>
        </table:table-row>
        <table:table-row table:style-name="ro1">
          <table:table-cell office:value-type="float" office:value="64336.1" calcext:value-type="float">
            <text:p>64336.1</text:p>
          </table:table-cell>
          <table:table-cell office:value-type="float" office:value="0.410164" calcext:value-type="float">
            <text:p>0.410164</text:p>
          </table:table-cell>
        </table:table-row>
        <table:table-row table:style-name="ro1">
          <table:table-cell office:value-type="float" office:value="64336.2" calcext:value-type="float">
            <text:p>64336.2</text:p>
          </table:table-cell>
          <table:table-cell office:value-type="float" office:value="0.409685" calcext:value-type="float">
            <text:p>0.409685</text:p>
          </table:table-cell>
        </table:table-row>
        <table:table-row table:style-name="ro1">
          <table:table-cell office:value-type="float" office:value="64336.3" calcext:value-type="float">
            <text:p>64336.3</text:p>
          </table:table-cell>
          <table:table-cell office:value-type="float" office:value="0.409785" calcext:value-type="float">
            <text:p>0.409785</text:p>
          </table:table-cell>
        </table:table-row>
        <table:table-row table:style-name="ro1">
          <table:table-cell office:value-type="float" office:value="64336.4" calcext:value-type="float">
            <text:p>64336.4</text:p>
          </table:table-cell>
          <table:table-cell office:value-type="float" office:value="0.410006" calcext:value-type="float">
            <text:p>0.410006</text:p>
          </table:table-cell>
        </table:table-row>
        <table:table-row table:style-name="ro1">
          <table:table-cell office:value-type="float" office:value="64336.5" calcext:value-type="float">
            <text:p>64336.5</text:p>
          </table:table-cell>
          <table:table-cell office:value-type="float" office:value="0.410149" calcext:value-type="float">
            <text:p>0.410149</text:p>
          </table:table-cell>
        </table:table-row>
        <table:table-row table:style-name="ro1">
          <table:table-cell office:value-type="float" office:value="64336.6" calcext:value-type="float">
            <text:p>64336.6</text:p>
          </table:table-cell>
          <table:table-cell office:value-type="float" office:value="0.18614" calcext:value-type="float">
            <text:p>0.18614</text:p>
          </table:table-cell>
        </table:table-row>
        <table:table-row table:style-name="ro1">
          <table:table-cell office:value-type="float" office:value="64336.7" calcext:value-type="float">
            <text:p>64336.7</text:p>
          </table:table-cell>
          <table:table-cell office:value-type="float" office:value="0.203668" calcext:value-type="float">
            <text:p>0.203668</text:p>
          </table:table-cell>
        </table:table-row>
        <table:table-row table:style-name="ro1">
          <table:table-cell office:value-type="float" office:value="64336.8" calcext:value-type="float">
            <text:p>64336.8</text:p>
          </table:table-cell>
          <table:table-cell office:value-type="float" office:value="0.204748" calcext:value-type="float">
            <text:p>0.204748</text:p>
          </table:table-cell>
        </table:table-row>
        <table:table-row table:style-name="ro1">
          <table:table-cell office:value-type="float" office:value="64336.9" calcext:value-type="float">
            <text:p>64336.9</text:p>
          </table:table-cell>
          <table:table-cell office:value-type="float" office:value="0.201396" calcext:value-type="float">
            <text:p>0.201396</text:p>
          </table:table-cell>
        </table:table-row>
        <table:table-row table:style-name="ro1">
          <table:table-cell office:value-type="float" office:value="64337" calcext:value-type="float">
            <text:p>64337</text:p>
          </table:table-cell>
          <table:table-cell office:value-type="float" office:value="0.191843" calcext:value-type="float">
            <text:p>0.191843</text:p>
          </table:table-cell>
        </table:table-row>
        <table:table-row table:style-name="ro1">
          <table:table-cell office:value-type="float" office:value="64337.1" calcext:value-type="float">
            <text:p>64337.1</text:p>
          </table:table-cell>
          <table:table-cell office:value-type="float" office:value="0.205498" calcext:value-type="float">
            <text:p>0.205498</text:p>
          </table:table-cell>
        </table:table-row>
        <table:table-row table:style-name="ro1">
          <table:table-cell office:value-type="float" office:value="64337.2" calcext:value-type="float">
            <text:p>64337.2</text:p>
          </table:table-cell>
          <table:table-cell office:value-type="float" office:value="0.19666" calcext:value-type="float">
            <text:p>0.19666</text:p>
          </table:table-cell>
        </table:table-row>
        <table:table-row table:style-name="ro1">
          <table:table-cell office:value-type="float" office:value="64337.3" calcext:value-type="float">
            <text:p>64337.3</text:p>
          </table:table-cell>
          <table:table-cell office:value-type="float" office:value="0.197624" calcext:value-type="float">
            <text:p>0.197624</text:p>
          </table:table-cell>
        </table:table-row>
        <table:table-row table:style-name="ro1">
          <table:table-cell office:value-type="float" office:value="64337.4" calcext:value-type="float">
            <text:p>64337.4</text:p>
          </table:table-cell>
          <table:table-cell office:value-type="float" office:value="0.204159" calcext:value-type="float">
            <text:p>0.204159</text:p>
          </table:table-cell>
        </table:table-row>
        <table:table-row table:style-name="ro1">
          <table:table-cell office:value-type="float" office:value="64337.5" calcext:value-type="float">
            <text:p>64337.5</text:p>
          </table:table-cell>
          <table:table-cell office:value-type="float" office:value="0.196932" calcext:value-type="float">
            <text:p>0.196932</text:p>
          </table:table-cell>
        </table:table-row>
        <table:table-row table:style-name="ro1">
          <table:table-cell office:value-type="float" office:value="64337.6" calcext:value-type="float">
            <text:p>64337.6</text:p>
          </table:table-cell>
          <table:table-cell office:value-type="float" office:value="0.192972" calcext:value-type="float">
            <text:p>0.192972</text:p>
          </table:table-cell>
        </table:table-row>
        <table:table-row table:style-name="ro1">
          <table:table-cell office:value-type="float" office:value="64337.7" calcext:value-type="float">
            <text:p>64337.7</text:p>
          </table:table-cell>
          <table:table-cell office:value-type="float" office:value="0.208891" calcext:value-type="float">
            <text:p>0.208891</text:p>
          </table:table-cell>
        </table:table-row>
        <table:table-row table:style-name="ro1">
          <table:table-cell office:value-type="float" office:value="64337.8" calcext:value-type="float">
            <text:p>64337.8</text:p>
          </table:table-cell>
          <table:table-cell office:value-type="float" office:value="0.19955" calcext:value-type="float">
            <text:p>0.19955</text:p>
          </table:table-cell>
        </table:table-row>
        <table:table-row table:style-name="ro1">
          <table:table-cell office:value-type="float" office:value="64337.9" calcext:value-type="float">
            <text:p>64337.9</text:p>
          </table:table-cell>
          <table:table-cell office:value-type="float" office:value="0.206815" calcext:value-type="float">
            <text:p>0.206815</text:p>
          </table:table-cell>
        </table:table-row>
        <table:table-row table:style-name="ro1">
          <table:table-cell office:value-type="float" office:value="64338" calcext:value-type="float">
            <text:p>64338</text:p>
          </table:table-cell>
          <table:table-cell office:value-type="float" office:value="0.193567" calcext:value-type="float">
            <text:p>0.193567</text:p>
          </table:table-cell>
        </table:table-row>
        <table:table-row table:style-name="ro1">
          <table:table-cell office:value-type="float" office:value="64338.1" calcext:value-type="float">
            <text:p>64338.1</text:p>
          </table:table-cell>
          <table:table-cell office:value-type="float" office:value="0.201716" calcext:value-type="float">
            <text:p>0.201716</text:p>
          </table:table-cell>
        </table:table-row>
        <table:table-row table:style-name="ro1">
          <table:table-cell office:value-type="float" office:value="64338.2" calcext:value-type="float">
            <text:p>64338.2</text:p>
          </table:table-cell>
          <table:table-cell office:value-type="float" office:value="0.211006" calcext:value-type="float">
            <text:p>0.211006</text:p>
          </table:table-cell>
        </table:table-row>
        <table:table-row table:style-name="ro1">
          <table:table-cell office:value-type="float" office:value="64338.3" calcext:value-type="float">
            <text:p>64338.3</text:p>
          </table:table-cell>
          <table:table-cell office:value-type="float" office:value="0.210134" calcext:value-type="float">
            <text:p>0.210134</text:p>
          </table:table-cell>
        </table:table-row>
        <table:table-row table:style-name="ro1">
          <table:table-cell office:value-type="float" office:value="64338.4" calcext:value-type="float">
            <text:p>64338.4</text:p>
          </table:table-cell>
          <table:table-cell office:value-type="float" office:value="0.217027" calcext:value-type="float">
            <text:p>0.217027</text:p>
          </table:table-cell>
        </table:table-row>
        <table:table-row table:style-name="ro1">
          <table:table-cell office:value-type="float" office:value="64338.5" calcext:value-type="float">
            <text:p>64338.5</text:p>
          </table:table-cell>
          <table:table-cell office:value-type="float" office:value="0.213293" calcext:value-type="float">
            <text:p>0.213293</text:p>
          </table:table-cell>
        </table:table-row>
        <table:table-row table:style-name="ro1">
          <table:table-cell office:value-type="float" office:value="64338.6" calcext:value-type="float">
            <text:p>64338.6</text:p>
          </table:table-cell>
          <table:table-cell office:value-type="float" office:value="0.2176" calcext:value-type="float">
            <text:p>0.2176</text:p>
          </table:table-cell>
        </table:table-row>
        <table:table-row table:style-name="ro1">
          <table:table-cell office:value-type="float" office:value="64338.7" calcext:value-type="float">
            <text:p>64338.7</text:p>
          </table:table-cell>
          <table:table-cell office:value-type="float" office:value="0.208023" calcext:value-type="float">
            <text:p>0.208023</text:p>
          </table:table-cell>
        </table:table-row>
        <table:table-row table:style-name="ro1">
          <table:table-cell office:value-type="float" office:value="64338.8" calcext:value-type="float">
            <text:p>64338.8</text:p>
          </table:table-cell>
          <table:table-cell office:value-type="float" office:value="0.208229" calcext:value-type="float">
            <text:p>0.208229</text:p>
          </table:table-cell>
        </table:table-row>
        <table:table-row table:style-name="ro1">
          <table:table-cell office:value-type="float" office:value="64338.9" calcext:value-type="float">
            <text:p>64338.9</text:p>
          </table:table-cell>
          <table:table-cell office:value-type="float" office:value="0.207968" calcext:value-type="float">
            <text:p>0.207968</text:p>
          </table:table-cell>
        </table:table-row>
        <table:table-row table:style-name="ro1">
          <table:table-cell office:value-type="float" office:value="64339" calcext:value-type="float">
            <text:p>64339</text:p>
          </table:table-cell>
          <table:table-cell office:value-type="float" office:value="0.195758" calcext:value-type="float">
            <text:p>0.195758</text:p>
          </table:table-cell>
        </table:table-row>
        <table:table-row table:style-name="ro1">
          <table:table-cell office:value-type="float" office:value="64339.1" calcext:value-type="float">
            <text:p>64339.1</text:p>
          </table:table-cell>
          <table:table-cell office:value-type="float" office:value="0.198241" calcext:value-type="float">
            <text:p>0.198241</text:p>
          </table:table-cell>
        </table:table-row>
        <table:table-row table:style-name="ro1">
          <table:table-cell office:value-type="float" office:value="64339.2" calcext:value-type="float">
            <text:p>64339.2</text:p>
          </table:table-cell>
          <table:table-cell office:value-type="float" office:value="0.191844" calcext:value-type="float">
            <text:p>0.191844</text:p>
          </table:table-cell>
        </table:table-row>
        <table:table-row table:style-name="ro1">
          <table:table-cell office:value-type="float" office:value="64339.3" calcext:value-type="float">
            <text:p>64339.3</text:p>
          </table:table-cell>
          <table:table-cell office:value-type="float" office:value="0.204219" calcext:value-type="float">
            <text:p>0.204219</text:p>
          </table:table-cell>
        </table:table-row>
        <table:table-row table:style-name="ro1">
          <table:table-cell office:value-type="float" office:value="64339.4" calcext:value-type="float">
            <text:p>64339.4</text:p>
          </table:table-cell>
          <table:table-cell office:value-type="float" office:value="0.214808" calcext:value-type="float">
            <text:p>0.214808</text:p>
          </table:table-cell>
        </table:table-row>
        <table:table-row table:style-name="ro1">
          <table:table-cell office:value-type="float" office:value="64339.5" calcext:value-type="float">
            <text:p>64339.5</text:p>
          </table:table-cell>
          <table:table-cell office:value-type="float" office:value="0.212498" calcext:value-type="float">
            <text:p>0.212498</text:p>
          </table:table-cell>
        </table:table-row>
        <table:table-row table:style-name="ro1">
          <table:table-cell office:value-type="float" office:value="64339.6" calcext:value-type="float">
            <text:p>64339.6</text:p>
          </table:table-cell>
          <table:table-cell office:value-type="float" office:value="0.202018" calcext:value-type="float">
            <text:p>0.202018</text:p>
          </table:table-cell>
        </table:table-row>
        <table:table-row table:style-name="ro1">
          <table:table-cell office:value-type="float" office:value="64339.7" calcext:value-type="float">
            <text:p>64339.7</text:p>
          </table:table-cell>
          <table:table-cell office:value-type="float" office:value="0.198099" calcext:value-type="float">
            <text:p>0.198099</text:p>
          </table:table-cell>
        </table:table-row>
        <table:table-row table:style-name="ro1">
          <table:table-cell office:value-type="float" office:value="64339.8" calcext:value-type="float">
            <text:p>64339.8</text:p>
          </table:table-cell>
          <table:table-cell office:value-type="float" office:value="0.203347" calcext:value-type="float">
            <text:p>0.203347</text:p>
          </table:table-cell>
        </table:table-row>
        <table:table-row table:style-name="ro1">
          <table:table-cell office:value-type="float" office:value="64339.9" calcext:value-type="float">
            <text:p>64339.9</text:p>
          </table:table-cell>
          <table:table-cell office:value-type="float" office:value="0.214497" calcext:value-type="float">
            <text:p>0.214497</text:p>
          </table:table-cell>
        </table:table-row>
        <table:table-row table:style-name="ro1">
          <table:table-cell office:value-type="float" office:value="64340" calcext:value-type="float">
            <text:p>64340</text:p>
          </table:table-cell>
          <table:table-cell office:value-type="float" office:value="0.205029" calcext:value-type="float">
            <text:p>0.205029</text:p>
          </table:table-cell>
        </table:table-row>
        <table:table-row table:style-name="ro1">
          <table:table-cell office:value-type="float" office:value="64340.1" calcext:value-type="float">
            <text:p>64340.1</text:p>
          </table:table-cell>
          <table:table-cell office:value-type="float" office:value="0.203044" calcext:value-type="float">
            <text:p>0.203044</text:p>
          </table:table-cell>
        </table:table-row>
        <table:table-row table:style-name="ro1">
          <table:table-cell office:value-type="float" office:value="64340.2" calcext:value-type="float">
            <text:p>64340.2</text:p>
          </table:table-cell>
          <table:table-cell office:value-type="float" office:value="0.20784" calcext:value-type="float">
            <text:p>0.20784</text:p>
          </table:table-cell>
        </table:table-row>
        <table:table-row table:style-name="ro1">
          <table:table-cell office:value-type="float" office:value="64340.3" calcext:value-type="float">
            <text:p>64340.3</text:p>
          </table:table-cell>
          <table:table-cell office:value-type="float" office:value="0.204289" calcext:value-type="float">
            <text:p>0.204289</text:p>
          </table:table-cell>
        </table:table-row>
        <table:table-row table:style-name="ro1">
          <table:table-cell office:value-type="float" office:value="64340.4" calcext:value-type="float">
            <text:p>64340.4</text:p>
          </table:table-cell>
          <table:table-cell office:value-type="float" office:value="0.212966" calcext:value-type="float">
            <text:p>0.212966</text:p>
          </table:table-cell>
        </table:table-row>
        <table:table-row table:style-name="ro1">
          <table:table-cell office:value-type="float" office:value="64340.5" calcext:value-type="float">
            <text:p>64340.5</text:p>
          </table:table-cell>
          <table:table-cell office:value-type="float" office:value="0.203065" calcext:value-type="float">
            <text:p>0.203065</text:p>
          </table:table-cell>
        </table:table-row>
        <table:table-row table:style-name="ro1">
          <table:table-cell office:value-type="float" office:value="64340.6" calcext:value-type="float">
            <text:p>64340.6</text:p>
          </table:table-cell>
          <table:table-cell office:value-type="float" office:value="0.198903" calcext:value-type="float">
            <text:p>0.198903</text:p>
          </table:table-cell>
        </table:table-row>
        <table:table-row table:style-name="ro1">
          <table:table-cell office:value-type="float" office:value="64340.7" calcext:value-type="float">
            <text:p>64340.7</text:p>
          </table:table-cell>
          <table:table-cell office:value-type="float" office:value="0.205549" calcext:value-type="float">
            <text:p>0.205549</text:p>
          </table:table-cell>
        </table:table-row>
        <table:table-row table:style-name="ro1">
          <table:table-cell office:value-type="float" office:value="64340.8" calcext:value-type="float">
            <text:p>64340.8</text:p>
          </table:table-cell>
          <table:table-cell office:value-type="float" office:value="0.416292" calcext:value-type="float">
            <text:p>0.416292</text:p>
          </table:table-cell>
        </table:table-row>
        <table:table-row table:style-name="ro1">
          <table:table-cell office:value-type="float" office:value="64340.9" calcext:value-type="float">
            <text:p>64340.9</text:p>
          </table:table-cell>
          <table:table-cell office:value-type="float" office:value="0.408629" calcext:value-type="float">
            <text:p>0.408629</text:p>
          </table:table-cell>
        </table:table-row>
        <table:table-row table:style-name="ro1">
          <table:table-cell office:value-type="float" office:value="64341" calcext:value-type="float">
            <text:p>64341</text:p>
          </table:table-cell>
          <table:table-cell office:value-type="float" office:value="0.408933" calcext:value-type="float">
            <text:p>0.408933</text:p>
          </table:table-cell>
        </table:table-row>
        <table:table-row table:style-name="ro1">
          <table:table-cell office:value-type="float" office:value="64341.1" calcext:value-type="float">
            <text:p>64341.1</text:p>
          </table:table-cell>
          <table:table-cell office:value-type="float" office:value="0.410664" calcext:value-type="float">
            <text:p>0.410664</text:p>
          </table:table-cell>
        </table:table-row>
        <table:table-row table:style-name="ro1">
          <table:table-cell office:value-type="float" office:value="64341.2" calcext:value-type="float">
            <text:p>64341.2</text:p>
          </table:table-cell>
          <table:table-cell office:value-type="float" office:value="0.410201" calcext:value-type="float">
            <text:p>0.410201</text:p>
          </table:table-cell>
        </table:table-row>
        <table:table-row table:style-name="ro1">
          <table:table-cell office:value-type="float" office:value="64341.3" calcext:value-type="float">
            <text:p>64341.3</text:p>
          </table:table-cell>
          <table:table-cell office:value-type="float" office:value="0.410004" calcext:value-type="float">
            <text:p>0.410004</text:p>
          </table:table-cell>
        </table:table-row>
        <table:table-row table:style-name="ro1">
          <table:table-cell office:value-type="float" office:value="64341.4" calcext:value-type="float">
            <text:p>64341.4</text:p>
          </table:table-cell>
          <table:table-cell office:value-type="float" office:value="0.410014" calcext:value-type="float">
            <text:p>0.410014</text:p>
          </table:table-cell>
        </table:table-row>
        <table:table-row table:style-name="ro1">
          <table:table-cell office:value-type="float" office:value="64341.5" calcext:value-type="float">
            <text:p>64341.5</text:p>
          </table:table-cell>
          <table:table-cell office:value-type="float" office:value="0.409684" calcext:value-type="float">
            <text:p>0.409684</text:p>
          </table:table-cell>
        </table:table-row>
        <table:table-row table:style-name="ro1">
          <table:table-cell office:value-type="float" office:value="64341.6" calcext:value-type="float">
            <text:p>64341.6</text:p>
          </table:table-cell>
          <table:table-cell office:value-type="float" office:value="0.41007" calcext:value-type="float">
            <text:p>0.41007</text:p>
          </table:table-cell>
        </table:table-row>
        <table:table-row table:style-name="ro1">
          <table:table-cell office:value-type="float" office:value="64341.7" calcext:value-type="float">
            <text:p>64341.7</text:p>
          </table:table-cell>
          <table:table-cell office:value-type="float" office:value="0.409969" calcext:value-type="float">
            <text:p>0.409969</text:p>
          </table:table-cell>
        </table:table-row>
        <table:table-row table:style-name="ro1">
          <table:table-cell office:value-type="float" office:value="64341.8" calcext:value-type="float">
            <text:p>64341.8</text:p>
          </table:table-cell>
          <table:table-cell office:value-type="float" office:value="0.409855" calcext:value-type="float">
            <text:p>0.409855</text:p>
          </table:table-cell>
        </table:table-row>
        <table:table-row table:style-name="ro1">
          <table:table-cell office:value-type="float" office:value="64341.9" calcext:value-type="float">
            <text:p>64341.9</text:p>
          </table:table-cell>
          <table:table-cell office:value-type="float" office:value="0.409817" calcext:value-type="float">
            <text:p>0.409817</text:p>
          </table:table-cell>
        </table:table-row>
        <table:table-row table:style-name="ro1">
          <table:table-cell office:value-type="float" office:value="64342" calcext:value-type="float">
            <text:p>64342</text:p>
          </table:table-cell>
          <table:table-cell office:value-type="float" office:value="0.410149" calcext:value-type="float">
            <text:p>0.410149</text:p>
          </table:table-cell>
        </table:table-row>
        <table:table-row table:style-name="ro1">
          <table:table-cell office:value-type="float" office:value="64342.1" calcext:value-type="float">
            <text:p>64342.1</text:p>
          </table:table-cell>
          <table:table-cell office:value-type="float" office:value="0.409736" calcext:value-type="float">
            <text:p>0.409736</text:p>
          </table:table-cell>
        </table:table-row>
        <table:table-row table:style-name="ro1">
          <table:table-cell office:value-type="float" office:value="64342.2" calcext:value-type="float">
            <text:p>64342.2</text:p>
          </table:table-cell>
          <table:table-cell office:value-type="float" office:value="0.41014" calcext:value-type="float">
            <text:p>0.41014</text:p>
          </table:table-cell>
        </table:table-row>
        <table:table-row table:style-name="ro1">
          <table:table-cell office:value-type="float" office:value="64342.3" calcext:value-type="float">
            <text:p>64342.3</text:p>
          </table:table-cell>
          <table:table-cell office:value-type="float" office:value="0.410009" calcext:value-type="float">
            <text:p>0.410009</text:p>
          </table:table-cell>
        </table:table-row>
        <table:table-row table:style-name="ro1">
          <table:table-cell office:value-type="float" office:value="64342.4" calcext:value-type="float">
            <text:p>64342.4</text:p>
          </table:table-cell>
          <table:table-cell office:value-type="float" office:value="0.409704" calcext:value-type="float">
            <text:p>0.409704</text:p>
          </table:table-cell>
        </table:table-row>
        <table:table-row table:style-name="ro1">
          <table:table-cell office:value-type="float" office:value="64342.5" calcext:value-type="float">
            <text:p>64342.5</text:p>
          </table:table-cell>
          <table:table-cell office:value-type="float" office:value="0.409526" calcext:value-type="float">
            <text:p>0.409526</text:p>
          </table:table-cell>
        </table:table-row>
        <table:table-row table:style-name="ro1">
          <table:table-cell office:value-type="float" office:value="64342.6" calcext:value-type="float">
            <text:p>64342.6</text:p>
          </table:table-cell>
          <table:table-cell office:value-type="float" office:value="0.409826" calcext:value-type="float">
            <text:p>0.409826</text:p>
          </table:table-cell>
        </table:table-row>
        <table:table-row table:style-name="ro1">
          <table:table-cell office:value-type="float" office:value="64342.7" calcext:value-type="float">
            <text:p>64342.7</text:p>
          </table:table-cell>
          <table:table-cell office:value-type="float" office:value="0.410332" calcext:value-type="float">
            <text:p>0.410332</text:p>
          </table:table-cell>
        </table:table-row>
        <table:table-row table:style-name="ro1">
          <table:table-cell office:value-type="float" office:value="64342.8" calcext:value-type="float">
            <text:p>64342.8</text:p>
          </table:table-cell>
          <table:table-cell office:value-type="float" office:value="0.410042" calcext:value-type="float">
            <text:p>0.410042</text:p>
          </table:table-cell>
        </table:table-row>
        <table:table-row table:style-name="ro1">
          <table:table-cell office:value-type="float" office:value="64342.9" calcext:value-type="float">
            <text:p>64342.9</text:p>
          </table:table-cell>
          <table:table-cell office:value-type="float" office:value="0.409587" calcext:value-type="float">
            <text:p>0.409587</text:p>
          </table:table-cell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float" office:value="0.409565" calcext:value-type="float">
            <text:p>0.409565</text:p>
          </table:table-cell>
        </table:table-row>
        <table:table-row table:style-name="ro1">
          <table:table-cell office:value-type="float" office:value="64343.1" calcext:value-type="float">
            <text:p>64343.1</text:p>
          </table:table-cell>
          <table:table-cell office:value-type="float" office:value="0.205987" calcext:value-type="float">
            <text:p>0.205987</text:p>
          </table:table-cell>
        </table:table-row>
        <table:table-row table:style-name="ro1">
          <table:table-cell office:value-type="float" office:value="64343.2" calcext:value-type="float">
            <text:p>64343.2</text:p>
          </table:table-cell>
          <table:table-cell office:value-type="float" office:value="0.206968" calcext:value-type="float">
            <text:p>0.206968</text:p>
          </table:table-cell>
        </table:table-row>
        <table:table-row table:style-name="ro1">
          <table:table-cell office:value-type="float" office:value="64343.3" calcext:value-type="float">
            <text:p>64343.3</text:p>
          </table:table-cell>
          <table:table-cell office:value-type="float" office:value="0.207498" calcext:value-type="float">
            <text:p>0.207498</text:p>
          </table:table-cell>
        </table:table-row>
        <table:table-row table:style-name="ro1">
          <table:table-cell office:value-type="float" office:value="64343.4" calcext:value-type="float">
            <text:p>64343.4</text:p>
          </table:table-cell>
          <table:table-cell office:value-type="float" office:value="0.206473" calcext:value-type="float">
            <text:p>0.206473</text:p>
          </table:table-cell>
        </table:table-row>
        <table:table-row table:style-name="ro1">
          <table:table-cell office:value-type="float" office:value="64343.5" calcext:value-type="float">
            <text:p>64343.5</text:p>
          </table:table-cell>
          <table:table-cell office:value-type="float" office:value="0.203374" calcext:value-type="float">
            <text:p>0.203374</text:p>
          </table:table-cell>
        </table:table-row>
        <table:table-row table:style-name="ro1">
          <table:table-cell office:value-type="float" office:value="64343.6" calcext:value-type="float">
            <text:p>64343.6</text:p>
          </table:table-cell>
          <table:table-cell office:value-type="float" office:value="0.203948" calcext:value-type="float">
            <text:p>0.203948</text:p>
          </table:table-cell>
        </table:table-row>
        <table:table-row table:style-name="ro1">
          <table:table-cell office:value-type="float" office:value="64343.7" calcext:value-type="float">
            <text:p>64343.7</text:p>
          </table:table-cell>
          <table:table-cell office:value-type="float" office:value="0.207714" calcext:value-type="float">
            <text:p>0.207714</text:p>
          </table:table-cell>
        </table:table-row>
        <table:table-row table:style-name="ro1">
          <table:table-cell office:value-type="float" office:value="64343.8" calcext:value-type="float">
            <text:p>64343.8</text:p>
          </table:table-cell>
          <table:table-cell office:value-type="float" office:value="0.202137" calcext:value-type="float">
            <text:p>0.202137</text:p>
          </table:table-cell>
        </table:table-row>
        <table:table-row table:style-name="ro1">
          <table:table-cell office:value-type="float" office:value="64343.9" calcext:value-type="float">
            <text:p>64343.9</text:p>
          </table:table-cell>
          <table:table-cell office:value-type="float" office:value="0.20527" calcext:value-type="float">
            <text:p>0.20527</text:p>
          </table:table-cell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float" office:value="0.205856" calcext:value-type="float">
            <text:p>0.205856</text:p>
          </table:table-cell>
        </table:table-row>
        <table:table-row table:style-name="ro1">
          <table:table-cell office:value-type="float" office:value="64344.1" calcext:value-type="float">
            <text:p>64344.1</text:p>
          </table:table-cell>
          <table:table-cell office:value-type="float" office:value="0.206754" calcext:value-type="float">
            <text:p>0.206754</text:p>
          </table:table-cell>
        </table:table-row>
        <table:table-row table:style-name="ro1">
          <table:table-cell office:value-type="float" office:value="64344.2" calcext:value-type="float">
            <text:p>64344.2</text:p>
          </table:table-cell>
          <table:table-cell office:value-type="float" office:value="0.209536" calcext:value-type="float">
            <text:p>0.209536</text:p>
          </table:table-cell>
        </table:table-row>
        <table:table-row table:style-name="ro1">
          <table:table-cell office:value-type="float" office:value="64344.3" calcext:value-type="float">
            <text:p>64344.3</text:p>
          </table:table-cell>
          <table:table-cell office:value-type="float" office:value="0.204671" calcext:value-type="float">
            <text:p>0.204671</text:p>
          </table:table-cell>
        </table:table-row>
        <table:table-row table:style-name="ro1">
          <table:table-cell office:value-type="float" office:value="64344.4" calcext:value-type="float">
            <text:p>64344.4</text:p>
          </table:table-cell>
          <table:table-cell office:value-type="float" office:value="0.201902" calcext:value-type="float">
            <text:p>0.201902</text:p>
          </table:table-cell>
        </table:table-row>
        <table:table-row table:style-name="ro1">
          <table:table-cell office:value-type="float" office:value="64344.5" calcext:value-type="float">
            <text:p>64344.5</text:p>
          </table:table-cell>
          <table:table-cell office:value-type="float" office:value="0.206981" calcext:value-type="float">
            <text:p>0.206981</text:p>
          </table:table-cell>
        </table:table-row>
        <table:table-row table:style-name="ro1">
          <table:table-cell office:value-type="float" office:value="64344.6" calcext:value-type="float">
            <text:p>64344.6</text:p>
          </table:table-cell>
          <table:table-cell office:value-type="float" office:value="0.208651" calcext:value-type="float">
            <text:p>0.208651</text:p>
          </table:table-cell>
        </table:table-row>
        <table:table-row table:style-name="ro1">
          <table:table-cell office:value-type="float" office:value="64344.7" calcext:value-type="float">
            <text:p>64344.7</text:p>
          </table:table-cell>
          <table:table-cell office:value-type="float" office:value="0.20997" calcext:value-type="float">
            <text:p>0.20997</text:p>
          </table:table-cell>
        </table:table-row>
        <table:table-row table:style-name="ro1">
          <table:table-cell office:value-type="float" office:value="64344.8" calcext:value-type="float">
            <text:p>64344.8</text:p>
          </table:table-cell>
          <table:table-cell office:value-type="float" office:value="0.202507" calcext:value-type="float">
            <text:p>0.202507</text:p>
          </table:table-cell>
        </table:table-row>
        <table:table-row table:style-name="ro1">
          <table:table-cell office:value-type="float" office:value="64344.9" calcext:value-type="float">
            <text:p>64344.9</text:p>
          </table:table-cell>
          <table:table-cell office:value-type="float" office:value="0.204661" calcext:value-type="float">
            <text:p>0.204661</text:p>
          </table:table-cell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float" office:value="0.205645" calcext:value-type="float">
            <text:p>0.205645</text:p>
          </table:table-cell>
        </table:table-row>
        <table:table-row table:style-name="ro1">
          <table:table-cell office:value-type="float" office:value="64345.1" calcext:value-type="float">
            <text:p>64345.1</text:p>
          </table:table-cell>
          <table:table-cell office:value-type="float" office:value="0.214138" calcext:value-type="float">
            <text:p>0.214138</text:p>
          </table:table-cell>
        </table:table-row>
        <table:table-row table:style-name="ro1">
          <table:table-cell office:value-type="float" office:value="64345.2" calcext:value-type="float">
            <text:p>64345.2</text:p>
          </table:table-cell>
          <table:table-cell office:value-type="float" office:value="0.204327" calcext:value-type="float">
            <text:p>0.204327</text:p>
          </table:table-cell>
        </table:table-row>
        <table:table-row table:style-name="ro1">
          <table:table-cell office:value-type="float" office:value="64345.3" calcext:value-type="float">
            <text:p>64345.3</text:p>
          </table:table-cell>
          <table:table-cell office:value-type="float" office:value="0.210553" calcext:value-type="float">
            <text:p>0.210553</text:p>
          </table:table-cell>
        </table:table-row>
        <table:table-row table:style-name="ro1">
          <table:table-cell office:value-type="float" office:value="64345.4" calcext:value-type="float">
            <text:p>64345.4</text:p>
          </table:table-cell>
          <table:table-cell office:value-type="float" office:value="0.209205" calcext:value-type="float">
            <text:p>0.209205</text:p>
          </table:table-cell>
        </table:table-row>
        <table:table-row table:style-name="ro1">
          <table:table-cell office:value-type="float" office:value="64345.5" calcext:value-type="float">
            <text:p>64345.5</text:p>
          </table:table-cell>
          <table:table-cell office:value-type="float" office:value="0.204366" calcext:value-type="float">
            <text:p>0.204366</text:p>
          </table:table-cell>
        </table:table-row>
        <table:table-row table:style-name="ro1">
          <table:table-cell office:value-type="float" office:value="64345.6" calcext:value-type="float">
            <text:p>64345.6</text:p>
          </table:table-cell>
          <table:table-cell office:value-type="float" office:value="0.200352" calcext:value-type="float">
            <text:p>0.200352</text:p>
          </table:table-cell>
        </table:table-row>
        <table:table-row table:style-name="ro1">
          <table:table-cell office:value-type="float" office:value="64345.7" calcext:value-type="float">
            <text:p>64345.7</text:p>
          </table:table-cell>
          <table:table-cell office:value-type="float" office:value="0.210116" calcext:value-type="float">
            <text:p>0.210116</text:p>
          </table:table-cell>
        </table:table-row>
        <table:table-row table:style-name="ro1">
          <table:table-cell office:value-type="float" office:value="64345.8" calcext:value-type="float">
            <text:p>64345.8</text:p>
          </table:table-cell>
          <table:table-cell office:value-type="float" office:value="0.206008" calcext:value-type="float">
            <text:p>0.206008</text:p>
          </table:table-cell>
        </table:table-row>
        <table:table-row table:style-name="ro1">
          <table:table-cell office:value-type="float" office:value="64345.9" calcext:value-type="float">
            <text:p>64345.9</text:p>
          </table:table-cell>
          <table:table-cell office:value-type="float" office:value="0.203807" calcext:value-type="float">
            <text:p>0.203807</text:p>
          </table:table-cell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float" office:value="0.201684" calcext:value-type="float">
            <text:p>0.201684</text:p>
          </table:table-cell>
        </table:table-row>
        <table:table-row table:style-name="ro1">
          <table:table-cell office:value-type="float" office:value="64346.1" calcext:value-type="float">
            <text:p>64346.1</text:p>
          </table:table-cell>
          <table:table-cell office:value-type="float" office:value="0.20478" calcext:value-type="float">
            <text:p>0.20478</text:p>
          </table:table-cell>
        </table:table-row>
        <table:table-row table:style-name="ro1">
          <table:table-cell office:value-type="float" office:value="64346.2" calcext:value-type="float">
            <text:p>64346.2</text:p>
          </table:table-cell>
          <table:table-cell office:value-type="float" office:value="0.20502" calcext:value-type="float">
            <text:p>0.20502</text:p>
          </table:table-cell>
        </table:table-row>
        <table:table-row table:style-name="ro1">
          <table:table-cell office:value-type="float" office:value="64346.3" calcext:value-type="float">
            <text:p>64346.3</text:p>
          </table:table-cell>
          <table:table-cell office:value-type="float" office:value="0.204957" calcext:value-type="float">
            <text:p>0.204957</text:p>
          </table:table-cell>
        </table:table-row>
        <table:table-row table:style-name="ro1">
          <table:table-cell office:value-type="float" office:value="64346.4" calcext:value-type="float">
            <text:p>64346.4</text:p>
          </table:table-cell>
          <table:table-cell office:value-type="float" office:value="0.205054" calcext:value-type="float">
            <text:p>0.205054</text:p>
          </table:table-cell>
        </table:table-row>
        <table:table-row table:style-name="ro1">
          <table:table-cell office:value-type="float" office:value="64346.5" calcext:value-type="float">
            <text:p>64346.5</text:p>
          </table:table-cell>
          <table:table-cell office:value-type="float" office:value="0.204758" calcext:value-type="float">
            <text:p>0.204758</text:p>
          </table:table-cell>
        </table:table-row>
        <table:table-row table:style-name="ro1">
          <table:table-cell office:value-type="float" office:value="64346.6" calcext:value-type="float">
            <text:p>64346.6</text:p>
          </table:table-cell>
          <table:table-cell office:value-type="float" office:value="0.205237" calcext:value-type="float">
            <text:p>0.205237</text:p>
          </table:table-cell>
        </table:table-row>
        <table:table-row table:style-name="ro1">
          <table:table-cell office:value-type="float" office:value="64346.7" calcext:value-type="float">
            <text:p>64346.7</text:p>
          </table:table-cell>
          <table:table-cell office:value-type="float" office:value="0.204887" calcext:value-type="float">
            <text:p>0.204887</text:p>
          </table:table-cell>
        </table:table-row>
        <table:table-row table:style-name="ro1">
          <table:table-cell office:value-type="float" office:value="64346.8" calcext:value-type="float">
            <text:p>64346.8</text:p>
          </table:table-cell>
          <table:table-cell office:value-type="float" office:value="0.204867" calcext:value-type="float">
            <text:p>0.204867</text:p>
          </table:table-cell>
        </table:table-row>
        <table:table-row table:style-name="ro1">
          <table:table-cell office:value-type="float" office:value="64346.9" calcext:value-type="float">
            <text:p>64346.9</text:p>
          </table:table-cell>
          <table:table-cell office:value-type="float" office:value="0.204891" calcext:value-type="float">
            <text:p>0.204891</text:p>
          </table:table-cell>
        </table:table-row>
        <table:table-row table:style-name="ro1">
          <table:table-cell office:value-type="float" office:value="64347" calcext:value-type="float">
            <text:p>64347</text:p>
          </table:table-cell>
          <table:table-cell office:value-type="float" office:value="0.204979" calcext:value-type="float">
            <text:p>0.204979</text:p>
          </table:table-cell>
        </table:table-row>
        <table:table-row table:style-name="ro1">
          <table:table-cell office:value-type="float" office:value="64347.1" calcext:value-type="float">
            <text:p>64347.1</text:p>
          </table:table-cell>
          <table:table-cell office:value-type="float" office:value="0.205234" calcext:value-type="float">
            <text:p>0.205234</text:p>
          </table:table-cell>
        </table:table-row>
        <table:table-row table:style-name="ro1">
          <table:table-cell office:value-type="float" office:value="64347.2" calcext:value-type="float">
            <text:p>64347.2</text:p>
          </table:table-cell>
          <table:table-cell office:value-type="float" office:value="0.204941" calcext:value-type="float">
            <text:p>0.204941</text:p>
          </table:table-cell>
        </table:table-row>
        <table:table-row table:style-name="ro1">
          <table:table-cell office:value-type="float" office:value="64347.3" calcext:value-type="float">
            <text:p>64347.3</text:p>
          </table:table-cell>
          <table:table-cell office:value-type="float" office:value="0.204821" calcext:value-type="float">
            <text:p>0.204821</text:p>
          </table:table-cell>
        </table:table-row>
        <table:table-row table:style-name="ro1">
          <table:table-cell office:value-type="float" office:value="64347.4" calcext:value-type="float">
            <text:p>64347.4</text:p>
          </table:table-cell>
          <table:table-cell office:value-type="float" office:value="0.204952" calcext:value-type="float">
            <text:p>0.204952</text:p>
          </table:table-cell>
        </table:table-row>
        <table:table-row table:style-name="ro1">
          <table:table-cell office:value-type="float" office:value="64347.5" calcext:value-type="float">
            <text:p>64347.5</text:p>
          </table:table-cell>
          <table:table-cell office:value-type="float" office:value="0.204899" calcext:value-type="float">
            <text:p>0.204899</text:p>
          </table:table-cell>
        </table:table-row>
        <table:table-row table:style-name="ro1">
          <table:table-cell office:value-type="float" office:value="64347.6" calcext:value-type="float">
            <text:p>64347.6</text:p>
          </table:table-cell>
          <table:table-cell office:value-type="float" office:value="0.205105" calcext:value-type="float">
            <text:p>0.205105</text:p>
          </table:table-cell>
        </table:table-row>
        <table:table-row table:style-name="ro1">
          <table:table-cell office:value-type="float" office:value="64347.7" calcext:value-type="float">
            <text:p>64347.7</text:p>
          </table:table-cell>
          <table:table-cell office:value-type="float" office:value="0.205101" calcext:value-type="float">
            <text:p>0.205101</text:p>
          </table:table-cell>
        </table:table-row>
        <table:table-row table:style-name="ro1">
          <table:table-cell office:value-type="float" office:value="64347.8" calcext:value-type="float">
            <text:p>64347.8</text:p>
          </table:table-cell>
          <table:table-cell office:value-type="float" office:value="0.204875" calcext:value-type="float">
            <text:p>0.204875</text:p>
          </table:table-cell>
        </table:table-row>
        <table:table-row table:style-name="ro1">
          <table:table-cell office:value-type="float" office:value="64347.9" calcext:value-type="float">
            <text:p>64347.9</text:p>
          </table:table-cell>
          <table:table-cell office:value-type="float" office:value="0.204807" calcext:value-type="float">
            <text:p>0.204807</text:p>
          </table:table-cell>
        </table:table-row>
        <table:table-row table:style-name="ro1">
          <table:table-cell office:value-type="float" office:value="64348" calcext:value-type="float">
            <text:p>64348</text:p>
          </table:table-cell>
          <table:table-cell office:value-type="float" office:value="0.20485" calcext:value-type="float">
            <text:p>0.20485</text:p>
          </table:table-cell>
        </table:table-row>
        <table:table-row table:style-name="ro1">
          <table:table-cell office:value-type="float" office:value="64348.1" calcext:value-type="float">
            <text:p>64348.1</text:p>
          </table:table-cell>
          <table:table-cell office:value-type="float" office:value="0.204814" calcext:value-type="float">
            <text:p>0.204814</text:p>
          </table:table-cell>
        </table:table-row>
        <table:table-row table:style-name="ro1">
          <table:table-cell office:value-type="float" office:value="64348.2" calcext:value-type="float">
            <text:p>64348.2</text:p>
          </table:table-cell>
          <table:table-cell office:value-type="float" office:value="0.204943" calcext:value-type="float">
            <text:p>0.204943</text:p>
          </table:table-cell>
        </table:table-row>
        <table:table-row table:style-name="ro1">
          <table:table-cell office:value-type="float" office:value="64348.3" calcext:value-type="float">
            <text:p>64348.3</text:p>
          </table:table-cell>
          <table:table-cell office:value-type="float" office:value="0.204994" calcext:value-type="float">
            <text:p>0.204994</text:p>
          </table:table-cell>
        </table:table-row>
        <table:table-row table:style-name="ro1">
          <table:table-cell office:value-type="float" office:value="64348.4" calcext:value-type="float">
            <text:p>64348.4</text:p>
          </table:table-cell>
          <table:table-cell office:value-type="float" office:value="0.204863" calcext:value-type="float">
            <text:p>0.204863</text:p>
          </table:table-cell>
        </table:table-row>
        <table:table-row table:style-name="ro1">
          <table:table-cell office:value-type="float" office:value="64348.5" calcext:value-type="float">
            <text:p>64348.5</text:p>
          </table:table-cell>
          <table:table-cell office:value-type="float" office:value="0.204905" calcext:value-type="float">
            <text:p>0.204905</text:p>
          </table:table-cell>
        </table:table-row>
        <table:table-row table:style-name="ro1">
          <table:table-cell office:value-type="float" office:value="64348.6" calcext:value-type="float">
            <text:p>64348.6</text:p>
          </table:table-cell>
          <table:table-cell office:value-type="float" office:value="0.204945" calcext:value-type="float">
            <text:p>0.204945</text:p>
          </table:table-cell>
        </table:table-row>
        <table:table-row table:style-name="ro1">
          <table:table-cell office:value-type="float" office:value="64348.7" calcext:value-type="float">
            <text:p>64348.7</text:p>
          </table:table-cell>
          <table:table-cell office:value-type="float" office:value="0.205149" calcext:value-type="float">
            <text:p>0.205149</text:p>
          </table:table-cell>
        </table:table-row>
        <table:table-row table:style-name="ro1">
          <table:table-cell office:value-type="float" office:value="64348.8" calcext:value-type="float">
            <text:p>64348.8</text:p>
          </table:table-cell>
          <table:table-cell office:value-type="float" office:value="0.206455" calcext:value-type="float">
            <text:p>0.206455</text:p>
          </table:table-cell>
        </table:table-row>
        <table:table-row table:style-name="ro1">
          <table:table-cell office:value-type="float" office:value="64348.9" calcext:value-type="float">
            <text:p>64348.9</text:p>
          </table:table-cell>
          <table:table-cell office:value-type="float" office:value="0.203539" calcext:value-type="float">
            <text:p>0.203539</text:p>
          </table:table-cell>
        </table:table-row>
        <table:table-row table:style-name="ro1">
          <table:table-cell office:value-type="float" office:value="64349" calcext:value-type="float">
            <text:p>64349</text:p>
          </table:table-cell>
          <table:table-cell office:value-type="float" office:value="0.205727" calcext:value-type="float">
            <text:p>0.205727</text:p>
          </table:table-cell>
        </table:table-row>
        <table:table-row table:style-name="ro1">
          <table:table-cell office:value-type="float" office:value="64349.1" calcext:value-type="float">
            <text:p>64349.1</text:p>
          </table:table-cell>
          <table:table-cell office:value-type="float" office:value="0.206264" calcext:value-type="float">
            <text:p>0.206264</text:p>
          </table:table-cell>
        </table:table-row>
        <table:table-row table:style-name="ro1">
          <table:table-cell office:value-type="float" office:value="64349.2" calcext:value-type="float">
            <text:p>64349.2</text:p>
          </table:table-cell>
          <table:table-cell office:value-type="float" office:value="-0.0023452" calcext:value-type="float">
            <text:p>-0.0023452</text:p>
          </table:table-cell>
        </table:table-row>
        <table:table-row table:style-name="ro1">
          <table:table-cell office:value-type="float" office:value="64349.3" calcext:value-type="float">
            <text:p>64349.3</text:p>
          </table:table-cell>
          <table:table-cell office:value-type="float" office:value="-0.00201958" calcext:value-type="float">
            <text:p>-0.00201958</text:p>
          </table:table-cell>
        </table:table-row>
        <table:table-row table:style-name="ro1">
          <table:table-cell office:value-type="float" office:value="64349.4" calcext:value-type="float">
            <text:p>64349.4</text:p>
          </table:table-cell>
          <table:table-cell office:value-type="float" office:value="0.000912019" calcext:value-type="float">
            <text:p>0.000912019</text:p>
          </table:table-cell>
        </table:table-row>
        <table:table-row table:style-name="ro1">
          <table:table-cell office:value-type="float" office:value="64349.5" calcext:value-type="float">
            <text:p>64349.5</text:p>
          </table:table-cell>
          <table:table-cell office:value-type="float" office:value="0.00257052" calcext:value-type="float">
            <text:p>0.00257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0T21:23:11.820396668</dc:date>
    <meta:editing-duration>PT14M52S</meta:editing-duration>
    <meta:editing-cycles>1</meta:editing-cycles>
    <meta:document-statistic meta:table-count="1" meta:cell-count="3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title svg:x="6.469cm" svg:y="0.316cm" chart:style-name="ch2">
          <text:p>Robot Velocity</text:p>
        </chart:title>
        <chart:plot-area chart:style-name="ch3" table:cell-range-address="odomVelData.A1:odomVelData.B161" svg:x="1.33cm" svg:y="1.275cm" svg:width="14.339cm" svg:height="6.57cm">
          <chartooo:coordinate-region svg:x="2.348cm" svg:y="1.474cm" svg:width="12.856cm" svg:height="6.172cm"/>
          <chart:axis chart:dimension="x" chart:name="primary-x" chart:style-name="ch4">
            <chart:title svg:x="7.37cm" svg:y="8.025cm" chart:style-name="ch5">
              <text:p>Time(seconds)</text:p>
            </chart:title>
          </chart:axis>
          <chart:axis chart:dimension="y" chart:name="primary-y" chart:style-name="ch4">
            <chart:title svg:x="0.451cm" svg:y="5.623cm" chart:style-name="ch6">
              <text:p>Velocity(cm/s)</text:p>
            </chart:title>
            <chart:grid chart:style-name="ch7" chart:class="major"/>
          </chart:axis>
          <chart:series chart:style-name="ch8" chart:values-cell-range-address="odomVelData.B1:odomVelData.B161" chart:class="chart:scatter">
            <chart:domain table:cell-range-address="odomVelData.A1:odomVelData.A161"/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333.5">
                <text:p>64333.5</text:p>
                <draw:g>
                  <svg:desc>odomVelData.A1:odomVelData.A161</svg:desc>
                </draw:g>
              </table:table-cell>
              <table:table-cell office:value-type="float" office:value="0.0016933">
                <text:p>0.0016933</text:p>
                <draw:g>
                  <svg:desc>odomVelData.B1:odomVelData.B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333.6">
                <text:p>64333.6</text:p>
              </table:table-cell>
              <table:table-cell office:value-type="float" office:value="-0.00143786">
                <text:p>-0.00143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33.7">
                <text:p>64333.7</text:p>
              </table:table-cell>
              <table:table-cell office:value-type="float" office:value="0.412369">
                <text:p>0.412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33.8">
                <text:p>64333.8</text:p>
              </table:table-cell>
              <table:table-cell office:value-type="float" office:value="0.411862">
                <text:p>0.41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333.9">
                <text:p>64333.9</text:p>
              </table:table-cell>
              <table:table-cell office:value-type="float" office:value="0.40399">
                <text:p>0.40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334">
                <text:p>64334</text:p>
              </table:table-cell>
              <table:table-cell office:value-type="float" office:value="0.418032">
                <text:p>0.418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334.1">
                <text:p>64334.1</text:p>
              </table:table-cell>
              <table:table-cell office:value-type="float" office:value="0.405665">
                <text:p>0.405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334.2">
                <text:p>64334.2</text:p>
              </table:table-cell>
              <table:table-cell office:value-type="float" office:value="0.412536">
                <text:p>0.412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334.3">
                <text:p>64334.3</text:p>
              </table:table-cell>
              <table:table-cell office:value-type="float" office:value="0.409557">
                <text:p>0.40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334.4">
                <text:p>64334.4</text:p>
              </table:table-cell>
              <table:table-cell office:value-type="float" office:value="0.409552">
                <text:p>0.409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334.5">
                <text:p>64334.5</text:p>
              </table:table-cell>
              <table:table-cell office:value-type="float" office:value="0.409774">
                <text:p>0.409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34.6">
                <text:p>64334.6</text:p>
              </table:table-cell>
              <table:table-cell office:value-type="float" office:value="0.410132">
                <text:p>0.410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34.7">
                <text:p>64334.7</text:p>
              </table:table-cell>
              <table:table-cell office:value-type="float" office:value="0.408188">
                <text:p>0.408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334.8">
                <text:p>64334.8</text:p>
              </table:table-cell>
              <table:table-cell office:value-type="float" office:value="0.413302">
                <text:p>0.413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334.9">
                <text:p>64334.9</text:p>
              </table:table-cell>
              <table:table-cell office:value-type="float" office:value="0.404764">
                <text:p>0.404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335">
                <text:p>64335</text:p>
              </table:table-cell>
              <table:table-cell office:value-type="float" office:value="0.412535">
                <text:p>0.412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335.1">
                <text:p>64335.1</text:p>
              </table:table-cell>
              <table:table-cell office:value-type="float" office:value="0.411218">
                <text:p>0.411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335.2">
                <text:p>64335.2</text:p>
              </table:table-cell>
              <table:table-cell office:value-type="float" office:value="0.405366">
                <text:p>0.405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335.3">
                <text:p>64335.3</text:p>
              </table:table-cell>
              <table:table-cell office:value-type="float" office:value="0.409582">
                <text:p>0.409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35.4">
                <text:p>64335.4</text:p>
              </table:table-cell>
              <table:table-cell office:value-type="float" office:value="0.411458">
                <text:p>0.411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335.5">
                <text:p>64335.5</text:p>
              </table:table-cell>
              <table:table-cell office:value-type="float" office:value="0.410912">
                <text:p>0.41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35.6">
                <text:p>64335.6</text:p>
              </table:table-cell>
              <table:table-cell office:value-type="float" office:value="0.408849">
                <text:p>0.408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335.7">
                <text:p>64335.7</text:p>
              </table:table-cell>
              <table:table-cell office:value-type="float" office:value="0.411752">
                <text:p>0.411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335.8">
                <text:p>64335.8</text:p>
              </table:table-cell>
              <table:table-cell office:value-type="float" office:value="0.411251">
                <text:p>0.411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335.9">
                <text:p>64335.9</text:p>
              </table:table-cell>
              <table:table-cell office:value-type="float" office:value="0.409552">
                <text:p>0.409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336">
                <text:p>64336</text:p>
              </table:table-cell>
              <table:table-cell office:value-type="float" office:value="0.410394">
                <text:p>0.41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336.1">
                <text:p>64336.1</text:p>
              </table:table-cell>
              <table:table-cell office:value-type="float" office:value="0.410164">
                <text:p>0.410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336.2">
                <text:p>64336.2</text:p>
              </table:table-cell>
              <table:table-cell office:value-type="float" office:value="0.409685">
                <text:p>0.409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336.3">
                <text:p>64336.3</text:p>
              </table:table-cell>
              <table:table-cell office:value-type="float" office:value="0.409785">
                <text:p>0.409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336.4">
                <text:p>64336.4</text:p>
              </table:table-cell>
              <table:table-cell office:value-type="float" office:value="0.410006">
                <text:p>0.41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336.5">
                <text:p>64336.5</text:p>
              </table:table-cell>
              <table:table-cell office:value-type="float" office:value="0.410149">
                <text:p>0.410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336.6">
                <text:p>64336.6</text:p>
              </table:table-cell>
              <table:table-cell office:value-type="float" office:value="0.18614">
                <text:p>0.18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336.7">
                <text:p>64336.7</text:p>
              </table:table-cell>
              <table:table-cell office:value-type="float" office:value="0.203668">
                <text:p>0.203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336.8">
                <text:p>64336.8</text:p>
              </table:table-cell>
              <table:table-cell office:value-type="float" office:value="0.204748">
                <text:p>0.204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336.9">
                <text:p>64336.9</text:p>
              </table:table-cell>
              <table:table-cell office:value-type="float" office:value="0.201396">
                <text:p>0.201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337">
                <text:p>64337</text:p>
              </table:table-cell>
              <table:table-cell office:value-type="float" office:value="0.191843">
                <text:p>0.191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37.1">
                <text:p>64337.1</text:p>
              </table:table-cell>
              <table:table-cell office:value-type="float" office:value="0.205498">
                <text:p>0.205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337.2">
                <text:p>64337.2</text:p>
              </table:table-cell>
              <table:table-cell office:value-type="float" office:value="0.19666">
                <text:p>0.19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337.3">
                <text:p>64337.3</text:p>
              </table:table-cell>
              <table:table-cell office:value-type="float" office:value="0.197624">
                <text:p>0.197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337.4">
                <text:p>64337.4</text:p>
              </table:table-cell>
              <table:table-cell office:value-type="float" office:value="0.204159">
                <text:p>0.204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337.5">
                <text:p>64337.5</text:p>
              </table:table-cell>
              <table:table-cell office:value-type="float" office:value="0.196932">
                <text:p>0.196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337.6">
                <text:p>64337.6</text:p>
              </table:table-cell>
              <table:table-cell office:value-type="float" office:value="0.192972">
                <text:p>0.192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337.7">
                <text:p>64337.7</text:p>
              </table:table-cell>
              <table:table-cell office:value-type="float" office:value="0.208891">
                <text:p>0.208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37.8">
                <text:p>64337.8</text:p>
              </table:table-cell>
              <table:table-cell office:value-type="float" office:value="0.19955">
                <text:p>0.19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37.9">
                <text:p>64337.9</text:p>
              </table:table-cell>
              <table:table-cell office:value-type="float" office:value="0.206815">
                <text:p>0.206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38">
                <text:p>64338</text:p>
              </table:table-cell>
              <table:table-cell office:value-type="float" office:value="0.193567">
                <text:p>0.193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38.1">
                <text:p>64338.1</text:p>
              </table:table-cell>
              <table:table-cell office:value-type="float" office:value="0.201716">
                <text:p>0.201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338.2">
                <text:p>64338.2</text:p>
              </table:table-cell>
              <table:table-cell office:value-type="float" office:value="0.211006">
                <text:p>0.211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338.3">
                <text:p>64338.3</text:p>
              </table:table-cell>
              <table:table-cell office:value-type="float" office:value="0.210134">
                <text:p>0.210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338.4">
                <text:p>64338.4</text:p>
              </table:table-cell>
              <table:table-cell office:value-type="float" office:value="0.217027">
                <text:p>0.2170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338.5">
                <text:p>64338.5</text:p>
              </table:table-cell>
              <table:table-cell office:value-type="float" office:value="0.213293">
                <text:p>0.213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8.6">
                <text:p>64338.6</text:p>
              </table:table-cell>
              <table:table-cell office:value-type="float" office:value="0.2176">
                <text:p>0.2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338.7">
                <text:p>64338.7</text:p>
              </table:table-cell>
              <table:table-cell office:value-type="float" office:value="0.208023">
                <text:p>0.2080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38.8">
                <text:p>64338.8</text:p>
              </table:table-cell>
              <table:table-cell office:value-type="float" office:value="0.208229">
                <text:p>0.208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338.9">
                <text:p>64338.9</text:p>
              </table:table-cell>
              <table:table-cell office:value-type="float" office:value="0.207968">
                <text:p>0.207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339">
                <text:p>64339</text:p>
              </table:table-cell>
              <table:table-cell office:value-type="float" office:value="0.195758">
                <text:p>0.195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339.1">
                <text:p>64339.1</text:p>
              </table:table-cell>
              <table:table-cell office:value-type="float" office:value="0.198241">
                <text:p>0.198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339.2">
                <text:p>64339.2</text:p>
              </table:table-cell>
              <table:table-cell office:value-type="float" office:value="0.191844">
                <text:p>0.191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339.3">
                <text:p>64339.3</text:p>
              </table:table-cell>
              <table:table-cell office:value-type="float" office:value="0.204219">
                <text:p>0.204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339.4">
                <text:p>64339.4</text:p>
              </table:table-cell>
              <table:table-cell office:value-type="float" office:value="0.214808">
                <text:p>0.214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339.5">
                <text:p>64339.5</text:p>
              </table:table-cell>
              <table:table-cell office:value-type="float" office:value="0.212498">
                <text:p>0.212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339.6">
                <text:p>64339.6</text:p>
              </table:table-cell>
              <table:table-cell office:value-type="float" office:value="0.202018">
                <text:p>0.202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339.7">
                <text:p>64339.7</text:p>
              </table:table-cell>
              <table:table-cell office:value-type="float" office:value="0.198099">
                <text:p>0.198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339.8">
                <text:p>64339.8</text:p>
              </table:table-cell>
              <table:table-cell office:value-type="float" office:value="0.203347">
                <text:p>0.203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339.9">
                <text:p>64339.9</text:p>
              </table:table-cell>
              <table:table-cell office:value-type="float" office:value="0.214497">
                <text:p>0.214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340">
                <text:p>64340</text:p>
              </table:table-cell>
              <table:table-cell office:value-type="float" office:value="0.205029">
                <text:p>0.205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340.1">
                <text:p>64340.1</text:p>
              </table:table-cell>
              <table:table-cell office:value-type="float" office:value="0.203044">
                <text:p>0.203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340.2">
                <text:p>64340.2</text:p>
              </table:table-cell>
              <table:table-cell office:value-type="float" office:value="0.20784">
                <text:p>0.20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340.3">
                <text:p>64340.3</text:p>
              </table:table-cell>
              <table:table-cell office:value-type="float" office:value="0.204289">
                <text:p>0.204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340.4">
                <text:p>64340.4</text:p>
              </table:table-cell>
              <table:table-cell office:value-type="float" office:value="0.212966">
                <text:p>0.212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340.5">
                <text:p>64340.5</text:p>
              </table:table-cell>
              <table:table-cell office:value-type="float" office:value="0.203065">
                <text:p>0.203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340.6">
                <text:p>64340.6</text:p>
              </table:table-cell>
              <table:table-cell office:value-type="float" office:value="0.198903">
                <text:p>0.198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340.7">
                <text:p>64340.7</text:p>
              </table:table-cell>
              <table:table-cell office:value-type="float" office:value="0.205549">
                <text:p>0.205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340.8">
                <text:p>64340.8</text:p>
              </table:table-cell>
              <table:table-cell office:value-type="float" office:value="0.416292">
                <text:p>0.416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340.9">
                <text:p>64340.9</text:p>
              </table:table-cell>
              <table:table-cell office:value-type="float" office:value="0.408629">
                <text:p>0.408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341">
                <text:p>64341</text:p>
              </table:table-cell>
              <table:table-cell office:value-type="float" office:value="0.408933">
                <text:p>0.408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341.1">
                <text:p>64341.1</text:p>
              </table:table-cell>
              <table:table-cell office:value-type="float" office:value="0.410664">
                <text:p>0.410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341.2">
                <text:p>64341.2</text:p>
              </table:table-cell>
              <table:table-cell office:value-type="float" office:value="0.410201">
                <text:p>0.410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341.3">
                <text:p>64341.3</text:p>
              </table:table-cell>
              <table:table-cell office:value-type="float" office:value="0.410004">
                <text:p>0.410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341.4">
                <text:p>64341.4</text:p>
              </table:table-cell>
              <table:table-cell office:value-type="float" office:value="0.410014">
                <text:p>0.410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341.5">
                <text:p>64341.5</text:p>
              </table:table-cell>
              <table:table-cell office:value-type="float" office:value="0.409684">
                <text:p>0.409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341.6">
                <text:p>64341.6</text:p>
              </table:table-cell>
              <table:table-cell office:value-type="float" office:value="0.41007">
                <text:p>0.41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41.7">
                <text:p>64341.7</text:p>
              </table:table-cell>
              <table:table-cell office:value-type="float" office:value="0.409969">
                <text:p>0.4099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341.8">
                <text:p>64341.8</text:p>
              </table:table-cell>
              <table:table-cell office:value-type="float" office:value="0.409855">
                <text:p>0.409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341.9">
                <text:p>64341.9</text:p>
              </table:table-cell>
              <table:table-cell office:value-type="float" office:value="0.409817">
                <text:p>0.409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342">
                <text:p>64342</text:p>
              </table:table-cell>
              <table:table-cell office:value-type="float" office:value="0.410149">
                <text:p>0.410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342.1">
                <text:p>64342.1</text:p>
              </table:table-cell>
              <table:table-cell office:value-type="float" office:value="0.409736">
                <text:p>0.409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342.2">
                <text:p>64342.2</text:p>
              </table:table-cell>
              <table:table-cell office:value-type="float" office:value="0.41014">
                <text:p>0.41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342.3">
                <text:p>64342.3</text:p>
              </table:table-cell>
              <table:table-cell office:value-type="float" office:value="0.410009">
                <text:p>0.410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342.4">
                <text:p>64342.4</text:p>
              </table:table-cell>
              <table:table-cell office:value-type="float" office:value="0.409704">
                <text:p>0.4097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342.5">
                <text:p>64342.5</text:p>
              </table:table-cell>
              <table:table-cell office:value-type="float" office:value="0.409526">
                <text:p>0.409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342.6">
                <text:p>64342.6</text:p>
              </table:table-cell>
              <table:table-cell office:value-type="float" office:value="0.409826">
                <text:p>0.409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342.7">
                <text:p>64342.7</text:p>
              </table:table-cell>
              <table:table-cell office:value-type="float" office:value="0.410332">
                <text:p>0.410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342.8">
                <text:p>64342.8</text:p>
              </table:table-cell>
              <table:table-cell office:value-type="float" office:value="0.410042">
                <text:p>0.410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342.9">
                <text:p>64342.9</text:p>
              </table:table-cell>
              <table:table-cell office:value-type="float" office:value="0.409587">
                <text:p>0.409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343">
                <text:p>64343</text:p>
              </table:table-cell>
              <table:table-cell office:value-type="float" office:value="0.409565">
                <text:p>0.4095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343.1">
                <text:p>64343.1</text:p>
              </table:table-cell>
              <table:table-cell office:value-type="float" office:value="0.205987">
                <text:p>0.20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343.2">
                <text:p>64343.2</text:p>
              </table:table-cell>
              <table:table-cell office:value-type="float" office:value="0.206968">
                <text:p>0.206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343.3">
                <text:p>64343.3</text:p>
              </table:table-cell>
              <table:table-cell office:value-type="float" office:value="0.207498">
                <text:p>0.207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343.4">
                <text:p>64343.4</text:p>
              </table:table-cell>
              <table:table-cell office:value-type="float" office:value="0.206473">
                <text:p>0.206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43.5">
                <text:p>64343.5</text:p>
              </table:table-cell>
              <table:table-cell office:value-type="float" office:value="0.203374">
                <text:p>0.203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343.6">
                <text:p>64343.6</text:p>
              </table:table-cell>
              <table:table-cell office:value-type="float" office:value="0.203948">
                <text:p>0.203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343.7">
                <text:p>64343.7</text:p>
              </table:table-cell>
              <table:table-cell office:value-type="float" office:value="0.207714">
                <text:p>0.207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343.8">
                <text:p>64343.8</text:p>
              </table:table-cell>
              <table:table-cell office:value-type="float" office:value="0.202137">
                <text:p>0.202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343.9">
                <text:p>64343.9</text:p>
              </table:table-cell>
              <table:table-cell office:value-type="float" office:value="0.20527">
                <text:p>0.205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344">
                <text:p>64344</text:p>
              </table:table-cell>
              <table:table-cell office:value-type="float" office:value="0.205856">
                <text:p>0.2058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344.1">
                <text:p>64344.1</text:p>
              </table:table-cell>
              <table:table-cell office:value-type="float" office:value="0.206754">
                <text:p>0.206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344.2">
                <text:p>64344.2</text:p>
              </table:table-cell>
              <table:table-cell office:value-type="float" office:value="0.209536">
                <text:p>0.209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344.3">
                <text:p>64344.3</text:p>
              </table:table-cell>
              <table:table-cell office:value-type="float" office:value="0.204671">
                <text:p>0.204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344.4">
                <text:p>64344.4</text:p>
              </table:table-cell>
              <table:table-cell office:value-type="float" office:value="0.201902">
                <text:p>0.201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344.5">
                <text:p>64344.5</text:p>
              </table:table-cell>
              <table:table-cell office:value-type="float" office:value="0.206981">
                <text:p>0.2069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344.6">
                <text:p>64344.6</text:p>
              </table:table-cell>
              <table:table-cell office:value-type="float" office:value="0.208651">
                <text:p>0.2086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344.7">
                <text:p>64344.7</text:p>
              </table:table-cell>
              <table:table-cell office:value-type="float" office:value="0.20997">
                <text:p>0.20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344.8">
                <text:p>64344.8</text:p>
              </table:table-cell>
              <table:table-cell office:value-type="float" office:value="0.202507">
                <text:p>0.202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344.9">
                <text:p>64344.9</text:p>
              </table:table-cell>
              <table:table-cell office:value-type="float" office:value="0.204661">
                <text:p>0.2046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345">
                <text:p>64345</text:p>
              </table:table-cell>
              <table:table-cell office:value-type="float" office:value="0.205645">
                <text:p>0.2056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345.1">
                <text:p>64345.1</text:p>
              </table:table-cell>
              <table:table-cell office:value-type="float" office:value="0.214138">
                <text:p>0.2141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345.2">
                <text:p>64345.2</text:p>
              </table:table-cell>
              <table:table-cell office:value-type="float" office:value="0.204327">
                <text:p>0.204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345.3">
                <text:p>64345.3</text:p>
              </table:table-cell>
              <table:table-cell office:value-type="float" office:value="0.210553">
                <text:p>0.2105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345.4">
                <text:p>64345.4</text:p>
              </table:table-cell>
              <table:table-cell office:value-type="float" office:value="0.209205">
                <text:p>0.209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345.5">
                <text:p>64345.5</text:p>
              </table:table-cell>
              <table:table-cell office:value-type="float" office:value="0.204366">
                <text:p>0.2043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345.6">
                <text:p>64345.6</text:p>
              </table:table-cell>
              <table:table-cell office:value-type="float" office:value="0.200352">
                <text:p>0.200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345.7">
                <text:p>64345.7</text:p>
              </table:table-cell>
              <table:table-cell office:value-type="float" office:value="0.210116">
                <text:p>0.210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345.8">
                <text:p>64345.8</text:p>
              </table:table-cell>
              <table:table-cell office:value-type="float" office:value="0.206008">
                <text:p>0.206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345.9">
                <text:p>64345.9</text:p>
              </table:table-cell>
              <table:table-cell office:value-type="float" office:value="0.203807">
                <text:p>0.2038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346">
                <text:p>64346</text:p>
              </table:table-cell>
              <table:table-cell office:value-type="float" office:value="0.201684">
                <text:p>0.201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346.1">
                <text:p>64346.1</text:p>
              </table:table-cell>
              <table:table-cell office:value-type="float" office:value="0.20478">
                <text:p>0.20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346.2">
                <text:p>64346.2</text:p>
              </table:table-cell>
              <table:table-cell office:value-type="float" office:value="0.20502">
                <text:p>0.2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346.3">
                <text:p>64346.3</text:p>
              </table:table-cell>
              <table:table-cell office:value-type="float" office:value="0.204957">
                <text:p>0.204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346.4">
                <text:p>64346.4</text:p>
              </table:table-cell>
              <table:table-cell office:value-type="float" office:value="0.205054">
                <text:p>0.2050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346.5">
                <text:p>64346.5</text:p>
              </table:table-cell>
              <table:table-cell office:value-type="float" office:value="0.204758">
                <text:p>0.204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346.6">
                <text:p>64346.6</text:p>
              </table:table-cell>
              <table:table-cell office:value-type="float" office:value="0.205237">
                <text:p>0.205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346.7">
                <text:p>64346.7</text:p>
              </table:table-cell>
              <table:table-cell office:value-type="float" office:value="0.204887">
                <text:p>0.2048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346.8">
                <text:p>64346.8</text:p>
              </table:table-cell>
              <table:table-cell office:value-type="float" office:value="0.204867">
                <text:p>0.2048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346.9">
                <text:p>64346.9</text:p>
              </table:table-cell>
              <table:table-cell office:value-type="float" office:value="0.204891">
                <text:p>0.2048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347">
                <text:p>64347</text:p>
              </table:table-cell>
              <table:table-cell office:value-type="float" office:value="0.204979">
                <text:p>0.204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4347.1">
                <text:p>64347.1</text:p>
              </table:table-cell>
              <table:table-cell office:value-type="float" office:value="0.205234">
                <text:p>0.2052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347.2">
                <text:p>64347.2</text:p>
              </table:table-cell>
              <table:table-cell office:value-type="float" office:value="0.204941">
                <text:p>0.2049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347.3">
                <text:p>64347.3</text:p>
              </table:table-cell>
              <table:table-cell office:value-type="float" office:value="0.204821">
                <text:p>0.2048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347.4">
                <text:p>64347.4</text:p>
              </table:table-cell>
              <table:table-cell office:value-type="float" office:value="0.204952">
                <text:p>0.204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347.5">
                <text:p>64347.5</text:p>
              </table:table-cell>
              <table:table-cell office:value-type="float" office:value="0.204899">
                <text:p>0.2048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347.6">
                <text:p>64347.6</text:p>
              </table:table-cell>
              <table:table-cell office:value-type="float" office:value="0.205105">
                <text:p>0.205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347.7">
                <text:p>64347.7</text:p>
              </table:table-cell>
              <table:table-cell office:value-type="float" office:value="0.205101">
                <text:p>0.205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347.8">
                <text:p>64347.8</text:p>
              </table:table-cell>
              <table:table-cell office:value-type="float" office:value="0.204875">
                <text:p>0.204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347.9">
                <text:p>64347.9</text:p>
              </table:table-cell>
              <table:table-cell office:value-type="float" office:value="0.204807">
                <text:p>0.2048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348">
                <text:p>64348</text:p>
              </table:table-cell>
              <table:table-cell office:value-type="float" office:value="0.20485">
                <text:p>0.20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348.1">
                <text:p>64348.1</text:p>
              </table:table-cell>
              <table:table-cell office:value-type="float" office:value="0.204814">
                <text:p>0.204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348.2">
                <text:p>64348.2</text:p>
              </table:table-cell>
              <table:table-cell office:value-type="float" office:value="0.204943">
                <text:p>0.204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348.3">
                <text:p>64348.3</text:p>
              </table:table-cell>
              <table:table-cell office:value-type="float" office:value="0.204994">
                <text:p>0.204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348.4">
                <text:p>64348.4</text:p>
              </table:table-cell>
              <table:table-cell office:value-type="float" office:value="0.204863">
                <text:p>0.2048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348.5">
                <text:p>64348.5</text:p>
              </table:table-cell>
              <table:table-cell office:value-type="float" office:value="0.204905">
                <text:p>0.204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348.6">
                <text:p>64348.6</text:p>
              </table:table-cell>
              <table:table-cell office:value-type="float" office:value="0.204945">
                <text:p>0.2049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348.7">
                <text:p>64348.7</text:p>
              </table:table-cell>
              <table:table-cell office:value-type="float" office:value="0.205149">
                <text:p>0.205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348.8">
                <text:p>64348.8</text:p>
              </table:table-cell>
              <table:table-cell office:value-type="float" office:value="0.206455">
                <text:p>0.206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348.9">
                <text:p>64348.9</text:p>
              </table:table-cell>
              <table:table-cell office:value-type="float" office:value="0.203539">
                <text:p>0.2035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349">
                <text:p>64349</text:p>
              </table:table-cell>
              <table:table-cell office:value-type="float" office:value="0.205727">
                <text:p>0.2057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349.1">
                <text:p>64349.1</text:p>
              </table:table-cell>
              <table:table-cell office:value-type="float" office:value="0.206264">
                <text:p>0.2062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349.2">
                <text:p>64349.2</text:p>
              </table:table-cell>
              <table:table-cell office:value-type="float" office:value="-0.0023452">
                <text:p>-0.0023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349.3">
                <text:p>64349.3</text:p>
              </table:table-cell>
              <table:table-cell office:value-type="float" office:value="-0.00201958">
                <text:p>-0.00201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349.4">
                <text:p>64349.4</text:p>
              </table:table-cell>
              <table:table-cell office:value-type="float" office:value="0.000912019">
                <text:p>0.000912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349.5">
                <text:p>64349.5</text:p>
              </table:table-cell>
              <table:table-cell office:value-type="float" office:value="0.00257052">
                <text:p>0.00257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